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1" svg:font-family="'Noto Sans CJK JP'" style:font-pitch="variable"/>
    <style:font-face style:name="Noto Sans1" svg:font-family="'Noto Sans'" style:font-family-generic="swiss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ff99" draw:textarea-horizontal-align="justify" draw:textarea-vertical-align="middle" draw:auto-grow-height="false" fo:min-height="8cm" fo:min-width="7.75cm"/>
    </style:style>
    <style:style style:name="gr2" style:family="graphic" style:parent-style-name="standard">
      <style:graphic-properties draw:stroke="solid" svg:stroke-width="0.3cm" svg:stroke-color="#000000" draw:marker-start-width="0.65cm" draw:marker-end-width="0.65cm" draw:fill="solid" draw:fill-color="#70ba70" draw:textarea-horizontal-align="justify" draw:textarea-vertical-align="middle" draw:auto-grow-height="false" fo:min-height="4.387cm" fo:min-width="1.62cm" fo:padding-top="0.275cm" fo:padding-bottom="0.275cm" fo:padding-left="0.4cm" fo:padding-right="0.4cm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fill="solid" draw:fill-color="#70ba70" draw:textarea-horizontal-align="justify" draw:textarea-vertical-align="middle" draw:auto-grow-height="false" fo:min-height="0.54cm" fo:min-width="4.042cm"/>
    </style:style>
    <style:style style:name="gr5" style:family="graphic" style:parent-style-name="standard">
      <style:graphic-properties draw:fill="solid" draw:fill-color="#70ba70" draw:textarea-horizontal-align="justify" draw:textarea-vertical-align="middle" draw:auto-grow-height="false" fo:min-height="0.541cm" fo:min-width="1.896cm"/>
    </style:style>
    <style:style style:name="gr6" style:family="graphic" style:parent-style-name="standard">
      <style:graphic-properties draw:stroke="solid" svg:stroke-width="0.3cm" svg:stroke-color="#000000" draw:marker-start-width="0.65cm" draw:marker-end-width="0.65cm" draw:fill="solid" draw:fill-color="#70ba70" draw:textarea-horizontal-align="justify" draw:textarea-vertical-align="middle" draw:auto-grow-height="false" fo:min-height="4.092cm" fo:min-width="1.477cm" fo:padding-top="0.275cm" fo:padding-bottom="0.275cm" fo:padding-left="0.4cm" fo:padding-right="0.4cm"/>
    </style:style>
    <style:style style:name="gr7" style:family="graphic" style:parent-style-name="standard">
      <style:graphic-properties draw:stroke="solid" svg:stroke-width="0.3cm" svg:stroke-color="#000000" draw:marker-start-width="0.65cm" draw:marker-end-width="0.65cm" draw:fill="solid" draw:fill-color="#70ba70" draw:textarea-horizontal-align="justify" draw:textarea-vertical-align="middle" draw:auto-grow-height="false" fo:min-height="2.671cm" fo:min-width="1.116cm" fo:padding-top="0.275cm" fo:padding-bottom="0.275cm" fo:padding-left="0.4cm" fo:padding-right="0.4cm"/>
    </style:style>
    <style:style style:name="gr8" style:family="graphic" style:parent-style-name="standard">
      <style:graphic-properties draw:stroke="solid" svg:stroke-width="0.3cm" svg:stroke-color="#000000" draw:marker-start-width="0.65cm" draw:marker-end-width="0.65cm" draw:fill="solid" draw:fill-color="#70ba70" draw:textarea-horizontal-align="justify" draw:textarea-vertical-align="middle" draw:auto-grow-height="false" fo:min-height="2.672cm" fo:min-width="1.116cm" fo:padding-top="0.275cm" fo:padding-bottom="0.275cm" fo:padding-left="0.4cm" fo:padding-right="0.4cm"/>
    </style:style>
    <style:style style:name="gr9" style:family="graphic" style:parent-style-name="standard">
      <style:graphic-properties draw:stroke="solid" svg:stroke-width="0.3cm" svg:stroke-color="#000000" draw:marker-start-width="0.65cm" draw:marker-end-width="0.65cm" draw:fill="solid" draw:fill-color="#70ba70" draw:textarea-horizontal-align="justify" draw:textarea-vertical-align="middle" draw:auto-grow-height="false" fo:min-height="2.673cm" fo:min-width="1.116cm" fo:padding-top="0.275cm" fo:padding-bottom="0.275cm" fo:padding-left="0.4cm" fo:padding-right="0.4cm"/>
    </style:style>
    <style:style style:name="gr10" style:family="graphic" style:parent-style-name="standard">
      <style:graphic-properties draw:stroke="solid" svg:stroke-width="0.08cm" svg:stroke-color="#ffffff" draw:marker-start="" draw:marker-start-width="0.38cm" draw:marker-start-center="false" draw:marker-end="" draw:marker-end-width="0.38cm" draw:marker-end-center="false" draw:stroke-linejoin="round" svg:stroke-linecap="round" draw:fill="gradient" draw:fill-color="#ccccff" draw:fill-gradient-name="Gradient_20_17" draw:textarea-horizontal-align="center" draw:textarea-vertical-align="middle" draw:auto-grow-height="false" draw:fit-to-size="false" style:shrink-to-fit="false" fo:min-height="2.198cm" fo:min-width="4.47cm" fo:padding-top="0.157cm" fo:padding-bottom="0.157cm" fo:padding-left="0.277cm" fo:padding-right="0.277cm" fo:wrap-option="wrap" draw:shadow="visible" draw:shadow-offset-x="0.212cm" draw:shadow-offset-y="0.212cm" draw:shadow-color="#dddddd" style:writing-mode="lr-tb"/>
      <style:paragraph-properties style:writing-mode="lr-tb"/>
    </style:style>
    <style:style style:name="gr11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70ba70" draw:secondary-fill-color="#d4ea6b" draw:opacity="100%" draw:textarea-horizontal-align="center" draw:textarea-vertical-align="middle" draw:auto-grow-height="false" draw:fit-to-size="false" style:shrink-to-fit="false" fo:min-height="2.226cm" fo:min-width="4.498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/>
      <style:paragraph-properties style:writing-mode="lr-tb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894cm" fo:min-width="0.644cm" fo:wrap-option="wrap"/>
    </style:style>
    <style:style style:name="gr13" style:family="graphic" style:parent-style-name="standard">
      <style:graphic-properties draw:stroke="solid" svg:stroke-width="0.3cm" svg:stroke-color="#000000" draw:marker-start-width="0.65cm" draw:marker-end-width="0.65cm" draw:fill="solid" draw:fill-color="#000000" draw:textarea-horizontal-align="justify" draw:textarea-vertical-align="middle" draw:auto-grow-height="false" fo:min-height="0.208cm" fo:min-width="0.611cm" fo:padding-top="0.275cm" fo:padding-bottom="0.275cm" fo:padding-left="0.4cm" fo:padding-right="0.4cm"/>
    </style:style>
    <style:style style:name="gr14" style:family="graphic" style:parent-style-name="standard">
      <style:graphic-properties draw:stroke="solid" svg:stroke-width="0.3cm" svg:stroke-color="#000000" draw:marker-start-width="0.65cm" draw:marker-end-width="0.65cm" draw:fill="solid" draw:fill-color="#70ba70" draw:textarea-horizontal-align="justify" draw:textarea-vertical-align="middle" draw:auto-grow-height="false" fo:min-height="0.177cm" fo:min-width="1.965cm" fo:padding-top="0.275cm" fo:padding-bottom="0.275cm" fo:padding-left="0.4cm" fo:padding-right="0.4cm"/>
    </style:style>
    <style:style style:name="gr15" style:family="graphic" style:parent-style-name="standard">
      <style:graphic-properties draw:stroke="solid" svg:stroke-width="0.3cm" svg:stroke-color="#000000" draw:marker-start-width="0.65cm" draw:marker-end-width="0.65cm" draw:fill="solid" draw:fill-color="#70ba70" draw:textarea-horizontal-align="justify" draw:textarea-vertical-align="middle" draw:auto-grow-height="false" fo:min-height="0.178cm" fo:min-width="1.966cm" fo:padding-top="0.275cm" fo:padding-bottom="0.275cm" fo:padding-left="0.4cm" fo:padding-right="0.4cm"/>
    </style:style>
    <style:style style:name="P1" style:family="paragraph">
      <loext:graphic-properties draw:fill="solid" draw:fill-color="#99ff99"/>
      <style:paragraph-properties fo:text-align="center"/>
    </style:style>
    <style:style style:name="P2" style:family="paragraph">
      <loext:graphic-properties draw:fill="solid" draw:fill-color="#70ba70"/>
      <style:paragraph-properties fo:text-align="center"/>
    </style:style>
    <style:style style:name="P3" style:family="paragraph">
      <loext:graphic-properties draw:fill="gradient" draw:fill-color="#ccccff" draw:fill-gradient-name="Gradient_20_17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70ba7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8.25cm" svg:height="8.25cm" svg:x="1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48cm" svg:height="6.25cm" svg:x="1.8cm" svg:y="2.25cm">
          <text:p/>
          <draw:enhanced-geometry svg:viewBox="0 0 21600 21600" draw:text-areas="?f0 0 ?f2 ?f5" draw:type="down-arrow" draw:modifiers="15508.046712526 2753.311672081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3.248cm" svg:height="6.25cm" svg:x="5.702cm" svg:y="2.25cm">
          <text:p/>
          <draw:enhanced-geometry svg:viewBox="0 0 21600 21600" draw:text-areas="?f0 0 ?f2 ?f5" draw:type="down-arrow" draw:modifiers="15508.046712526 2753.311672081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8.25cm" svg:height="8.25cm" svg:x="11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cm" svg:height="8.25cm" svg:x="1.25cm" svg:y="1.3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48cm" svg:height="6.25cm" svg:x="1.8cm" svg:y="2.25cm">
          <text:p/>
          <draw:enhanced-geometry svg:viewBox="0 0 21600 21600" draw:text-areas="?f0 0 ?f2 ?f5" draw:type="down-arrow" draw:modifiers="15508.046712526 2753.311672081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3.248cm" svg:height="6.25cm" svg:x="5.702cm" svg:y="2.25cm">
          <text:p/>
          <draw:enhanced-geometry svg:viewBox="0 0 21600 21600" draw:text-areas="?f0 0 ?f2 ?f5" draw:type="down-arrow" draw:modifiers="15508.046712526 2753.311672081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3">
          <draw:custom-shape draw:style-name="gr4" draw:text-style-name="P2" draw:layer="layout" svg:width="4.752cm" svg:height="1cm" draw:transform="skewX (-0.00296705972839044) rotate (0.840026968984871) translate (13.781cm 6.779cm)">
            <text:p/>
            <draw:enhanced-geometry svg:viewBox="0 0 21600 21600" draw:path-stretchpoint-x="10800" draw:path-stretchpoint-y="10800" draw:text-areas="?f3 ?f4 ?f5 ?f6" draw:type="round-rectangle" draw:modifiers="7736.884154460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2.606cm" svg:height="1.001cm" draw:transform="skewX (0.00191986217719372) rotate (2.35410009508995) translate (14.339cm 7.5cm)">
            <text:p/>
            <draw:enhanced-geometry svg:viewBox="0 0 21600 21600" draw:path-stretchpoint-x="10800" draw:path-stretchpoint-y="10800" draw:text-areas="?f3 ?f4 ?f5 ?f6" draw:type="round-rectangle" draw:modifiers="7736.884154460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1" draw:layer="layout" svg:width="8.25cm" svg:height="8.25cm" svg:x="1.25cm" svg:y="10.25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2" draw:text-style-name="P2" draw:layer="layout" svg:width="3.248cm" svg:height="6.25cm" svg:x="1.8cm" svg:y="11.25cm">
            <text:p/>
            <draw:enhanced-geometry svg:viewBox="0 0 21600 21600" draw:text-areas="?f0 0 ?f2 ?f5" draw:type="down-arrow" draw:modifiers="15508.046712526 2753.3116720819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2" draw:layer="layout" svg:width="3.248cm" svg:height="6.25cm" svg:x="5.702cm" svg:y="11.25cm">
            <text:p/>
            <draw:enhanced-geometry svg:viewBox="0 0 21600 21600" draw:text-areas="?f0 0 ?f2 ?f5" draw:type="down-arrow" draw:modifiers="15508.046712526 2753.3116720819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" draw:text-style-name="P1" draw:layer="layout" svg:width="8.25cm" svg:height="8.25cm" svg:x="1.25cm" svg:y="10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055cm" svg:height="5.876cm" draw:transform="skewX (0.000698131700797638) rotate (-0.796568270610213) translate (4.954cm 10.25cm)">
          <text:p/>
          <draw:enhanced-geometry svg:viewBox="0 0 21600 21600" draw:text-areas="?f0 0 ?f2 ?f5" draw:type="down-arrow" draw:modifiers="15508.046712526 2753.311672081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3.055cm" svg:height="5.876cm" draw:transform="skewX (0.000698131700797638) rotate (-0.796568270610213) translate (7.252cm 12.743cm)">
          <text:p/>
          <draw:enhanced-geometry svg:viewBox="0 0 21600 21600" draw:text-areas="?f0 0 ?f2 ?f5" draw:type="down-arrow" draw:modifiers="15508.046712526 2753.311672081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8.25cm" svg:height="8.25cm" svg:x="11cm" svg:y="10.284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2" draw:text-style-name="P2" draw:layer="layout" svg:width="3.248cm" svg:height="6.25cm" svg:x="11.55cm" svg:y="11.284cm">
            <text:p/>
            <draw:enhanced-geometry svg:viewBox="0 0 21600 21600" draw:text-areas="?f0 0 ?f2 ?f5" draw:type="down-arrow" draw:modifiers="15508.046712526 2753.3116720819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2" draw:layer="layout" svg:width="3.248cm" svg:height="6.25cm" svg:x="15.452cm" svg:y="11.284cm">
            <text:p/>
            <draw:enhanced-geometry svg:viewBox="0 0 21600 21600" draw:text-areas="?f0 0 ?f2 ?f5" draw:type="down-arrow" draw:modifiers="15508.046712526 2753.3116720819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" draw:text-style-name="P1" draw:layer="layout" svg:width="8.25cm" svg:height="8.25cm" svg:x="11cm" svg:y="10.2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055cm" svg:height="5.876cm" draw:transform="skewX (0.000698131700797638) rotate (-0.796568270610213) translate (15.304cm 9.717cm)">
          <text:p/>
          <draw:enhanced-geometry svg:viewBox="0 0 21600 21600" draw:mirror-vertical="true" draw:mirror-horizontal="true" draw:text-areas="?f0 0 ?f2 ?f5" draw:type="down-arrow" draw:modifiers="15508.046712526 2753.311672081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3.055cm" svg:height="5.876cm" draw:transform="skewX (0.000698131700797638) rotate (-0.796568270610213) translate (17.602cm 12.21cm)">
          <text:p/>
          <draw:enhanced-geometry svg:viewBox="0 0 21600 21600" draw:mirror-vertical="true" draw:mirror-horizontal="true" draw:text-areas="?f0 0 ?f2 ?f5" draw:type="down-arrow" draw:modifiers="15508.046712526 2753.311672081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標準">
        <draw:custom-shape draw:style-name="gr1" draw:text-style-name="P1" draw:layer="layout" svg:width="8.25cm" svg:height="8.25cm" svg:x="1.626cm" svg:y="1.5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48cm" svg:height="6.25cm" svg:x="4.127cm" svg:y="2.584cm">
          <text:p/>
          <draw:enhanced-geometry svg:viewBox="0 0 21600 21600" draw:text-areas="?f0 0 ?f2 ?f5" draw:type="down-arrow" draw:modifiers="15508.046712526 2753.311672081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3.248cm" svg:height="6.25cm" svg:x="4.127cm" svg:y="2.584cm">
          <text:p/>
          <draw:enhanced-geometry svg:viewBox="0 0 21600 21600" draw:text-areas="?f0 0 ?f2 ?f5" draw:type="down-arrow" draw:modifiers="15508.046712526 2753.311672081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8.25cm" svg:height="8.25cm" svg:x="1.626cm" svg:y="1.584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7" draw:text-style-name="P2" draw:layer="layout" svg:width="2.57cm" svg:height="4.078cm" draw:transform="skewX (-0.279427213244292) rotate (-1.168323401285) translate (4.65cm 2.29cm)">
            <text:p/>
            <draw:enhanced-geometry svg:viewBox="0 0 21600 21600" draw:text-areas="?f0 0 ?f2 ?f5" draw:type="down-arrow" draw:modifiers="15508.046712526 2753.3116720819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2" draw:layer="layout" svg:width="2.57cm" svg:height="4.08cm" draw:transform="skewX (-0.278554548618295) rotate (-1.168323401285) translate (9.136cm 2.29cm)">
            <text:p/>
            <draw:enhanced-geometry svg:viewBox="0 0 21600 21600" draw:mirror-horizontal="true" draw:text-areas="?f0 0 ?f2 ?f5" draw:type="down-arrow" draw:modifiers="15508.046712526 2753.3116720819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" draw:text-style-name="P1" draw:layer="layout" svg:width="8.25cm" svg:height="8.25cm" svg:x="11.205cm" svg:y="1.364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8" draw:text-style-name="P2" draw:layer="layout" svg:width="2.57cm" svg:height="4.079cm" draw:transform="skewX (-0.279776279094691) rotate (-1.168323401285) translate (14.891cm 2.194cm)">
            <text:p/>
            <draw:enhanced-geometry svg:viewBox="0 0 21600 21600" draw:mirror-vertical="true" draw:mirror-horizontal="true" draw:text-areas="?f0 0 ?f2 ?f5" draw:type="down-arrow" draw:modifiers="15508.046712526 2753.3116720819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9" draw:text-style-name="P2" draw:layer="layout" svg:width="2.57cm" svg:height="4.08cm" draw:transform="skewX (-0.278554548618295) rotate (-1.168323401285) translate (18.489cm 2.198cm)">
            <text:p/>
            <draw:enhanced-geometry svg:viewBox="0 0 21600 21600" draw:mirror-horizontal="false" draw:mirror-vertical="true" draw:text-areas="?f0 0 ?f2 ?f5" draw:type="down-arrow" draw:modifiers="15508.046712526 2753.3116720819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name="Style" draw:style-name="gr10" draw:text-style-name="P3" draw:layer="layout" svg:width="5.023cm" svg:height="2.511cm" svg:x="7.983cm" svg:y="15.787cm">
          <text:p/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" draw:style-name="gr11" draw:text-style-name="P5" draw:layer="layout" svg:width="5.023cm" svg:height="2.511cm" svg:x="3.145cm" svg:y="6.854cm">
          <text:p text:style-name="P4"><text:span text:style-name="T1">arm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1" draw:style-name="gr11" draw:text-style-name="P5" draw:layer="layout" svg:width="5.023cm" svg:height="2.511cm" svg:x="12.844cm" svg:y="6.765cm">
          <text:p text:style-name="P4"><text:span text:style-name="T1">arm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1" draw:layer="layout" svg:width="8.25cm" svg:height="8.25cm" svg:x="1.661cm" svg:y="10.4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48cm" svg:height="6.25cm" svg:x="4.162cm" svg:y="11.484cm">
          <text:p/>
          <draw:enhanced-geometry svg:viewBox="0 0 21600 21600" draw:text-areas="?f0 0 ?f2 ?f5" draw:type="down-arrow" draw:modifiers="15508.046712526 2753.311672081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3.248cm" svg:height="6.25cm" svg:x="4.162cm" svg:y="11.484cm">
          <text:p/>
          <draw:enhanced-geometry svg:viewBox="0 0 21600 21600" draw:text-areas="?f0 0 ?f2 ?f5" draw:type="down-arrow" draw:modifiers="15508.046712526 2753.311672081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8.25cm" svg:height="8.25cm" svg:x="1.661cm" svg:y="10.4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57cm" svg:height="4.078cm" draw:transform="skewX (-0.279427213244292) rotate (-1.168323401285) translate (4.685cm 11.19cm)">
          <text:p/>
          <draw:enhanced-geometry svg:viewBox="0 0 21600 21600" draw:text-areas="?f0 0 ?f2 ?f5" draw:type="down-arrow" draw:modifiers="15508.046712526 2753.311672081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2.57cm" svg:height="4.08cm" draw:transform="skewX (-0.278554548618295) rotate (-1.168323401285) translate (9.171cm 11.19cm)">
          <text:p/>
          <draw:enhanced-geometry svg:viewBox="0 0 21600 21600" draw:mirror-horizontal="true" draw:text-areas="?f0 0 ?f2 ?f5" draw:type="down-arrow" draw:modifiers="15508.046712526 2753.311672081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8.25cm" svg:height="8.25cm" svg:x="11.461cm" svg:y="10.4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48cm" svg:height="6.25cm" svg:x="13.962cm" svg:y="11.484cm">
          <text:p/>
          <draw:enhanced-geometry svg:viewBox="0 0 21600 21600" draw:text-areas="?f0 0 ?f2 ?f5" draw:type="down-arrow" draw:modifiers="15508.046712526 2753.311672081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3.248cm" svg:height="6.25cm" svg:x="13.962cm" svg:y="11.484cm">
          <text:p/>
          <draw:enhanced-geometry svg:viewBox="0 0 21600 21600" draw:text-areas="?f0 0 ?f2 ?f5" draw:type="down-arrow" draw:modifiers="15508.046712526 2753.311672081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8.25cm" svg:height="8.25cm" svg:x="11.461cm" svg:y="10.484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8" draw:text-style-name="P2" draw:layer="layout" svg:width="2.57cm" svg:height="4.079cm" draw:transform="skewX (-0.279776279094691) rotate (-1.168323401285) translate (14.926cm 11.182cm)">
            <text:p/>
            <draw:enhanced-geometry svg:viewBox="0 0 21600 21600" draw:mirror-vertical="true" draw:mirror-horizontal="true" draw:text-areas="?f0 0 ?f2 ?f5" draw:type="down-arrow" draw:modifiers="15508.046712526 2753.3116720819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9" draw:text-style-name="P2" draw:layer="layout" svg:width="2.57cm" svg:height="4.08cm" draw:transform="skewX (-0.278554548618295) rotate (-1.168323401285) translate (18.524cm 11.186cm)">
            <text:p/>
            <draw:enhanced-geometry svg:viewBox="0 0 21600 21600" draw:mirror-horizontal="false" draw:mirror-vertical="true" draw:text-areas="?f0 0 ?f2 ?f5" draw:type="down-arrow" draw:modifiers="15508.046712526 2753.3116720819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name="Simple 2" draw:style-name="gr11" draw:text-style-name="P5" draw:layer="layout" svg:width="5.023cm" svg:height="2.511cm" svg:x="3.18cm" svg:y="15.754cm">
          <text:p text:style-name="P4"><text:span text:style-name="T1">fee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3" draw:style-name="gr11" draw:text-style-name="P5" draw:layer="layout" svg:width="5.023cm" svg:height="2.511cm" svg:x="12.879cm" svg:y="15.753cm">
          <text:p text:style-name="P4"><text:span text:style-name="T1">fee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3" draw:style-name="dp1" draw:master-page-name="標準">
        <draw:custom-shape draw:style-name="gr1" draw:text-style-name="P1" draw:layer="layout" svg:width="8.25cm" svg:height="8.25cm" svg:x="1.796cm" svg:y="10.4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cm" svg:height="8.25cm" svg:x="11.596cm" svg:y="10.4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cm" svg:height="8.25cm" svg:x="11.596cm" svg:y="10.48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616cm" svg:height="1.618cm" svg:x="2.589cm" svg:y="1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2.822cm" svg:height="2.337cm" svg:x="15.42cm" svg:y="14.47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" draw:layer="layout" svg:width="3.065cm" svg:height="1.027cm" draw:transform="skewX (-0.00104719755119662) rotate (-0.700226095900125) translate (16.077cm 13.14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.066cm" svg:height="1.028cm" draw:transform="skewX (-0.00104719755119659) rotate (-0.12007865253721) translate (12.306cm 12.75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3.065cm" svg:height="1.027cm" draw:transform="skewX (-0.00104719755119662) rotate (-0.700226095900125) translate (6.693cm 12.796cm)">
          <text:p/>
          <draw:enhanced-geometry svg:viewBox="0 0 21600 21600" draw:mirror-horizontal="false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.066cm" svg:height="1.027cm" draw:transform="skewX (-0.0010471975511966) rotate (-0.12007865253721) translate (2.922cm 14.564cm)">
          <text:p/>
          <draw:enhanced-geometry svg:viewBox="0 0 21600 21600" draw:mirror-horizontal="false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1" svg:font-family="'Noto Sans CJK JP'" style:font-pitch="variable"/>
    <style:font-face style:name="Noto Sans1" svg:font-family="'Noto Sans'" style:font-family-generic="swiss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homa" svg:font-family="Tahoma" style:font-pitch="variable"/>
  </office:font-face-decls>
  <office:styles>
    <draw:gradient draw:name="Gradient_20_17" draw:display-name="Gradient 17" draw:style="linear" draw:start-color="#333333" draw:end-color="#999999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draw:fill="solid" draw:fill-color="#99ff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CJK JP" style:font-family-complex="'Noto Sans CJK J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  <style:master-page style:name="標準_20_1" style:display-name="標準 1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2:36:02.116724796</meta:creation-date>
    <dc:date>2023-08-07T11:55:19.800434355</dc:date>
    <meta:editing-duration>PT5H34M23S</meta:editing-duration>
    <meta:editing-cycles>13</meta:editing-cycles>
    <meta:generator>LibreOffice/7.5.5.2$Linux_X86_64 LibreOffice_project/50$Build-2</meta:generator>
    <meta:document-statistic meta:object-count="62"/>
  </office:meta>
</office:document-meta>
</file>